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984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ea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rural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Athenre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Ruatah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Toat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Tikiter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Punarom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er Kaima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Omokoroa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Orop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Upper 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Whakamaram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Upper 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Ohinepane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Papam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Ngawar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Paengar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Otangih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Edgecumb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Awakapo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Glenholm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Fairy Springs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am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Murupar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Gate P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Omokoro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Mt Maunganu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Kair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Coastlands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Ohop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Opotik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Taneat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Athenre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Ngongotah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Owhat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Whakarewarew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Glenholm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Kout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Mangakakah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Tihioto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Mamak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Murupar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Greerton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Taurang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Otumoeta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Hairin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Oman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Mount Maunganu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Kair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Omanu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Te Puk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Omokoroa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Whakatan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Poropor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Edgecumbe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Ohope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Opotik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Taneatu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Waiman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Katikati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Te Teko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Matata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Kawerau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Bay of Plenty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Waihi Beach</text:p>
          </table:table-cell>
          <table:table-cell office:value-type="string" calcext:value-type="string">
            <text:p>Bay of Plent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Atiamur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Bruntwoo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Pukeat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Ahim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e R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Kennedys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Gordon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Ruku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amahe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ram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Te Ko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Whata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Temple View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Waitetu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Hiku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Pukekap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Ruawa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Kaw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Mahoe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Okau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Hinue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Kaim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Aw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Kiwita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Motumaoh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Tahu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Te Puni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Wainga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Pepep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Oh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Ruku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Ngarot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Waiterim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5" calcext:value-type="float">
            <text:p>3885</text:p>
          </table:table-cell>
          <table:table-cell office:value-type="string" calcext:value-type="string">
            <text:p>Opa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Owh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Maihi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Honikiw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Te K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Maihi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Nether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Nether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Tiro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Ko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Poke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Kaia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Pukeat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Pukekohe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Te Wao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Ngati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Te Uk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Ruapuk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Tahorak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Tahorak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Taruk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Waimang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Komako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Orin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Orua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Waipah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Manawa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Manga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Manga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Wharepuhu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Te K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Matapa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Te Ma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Pirong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Matapa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Haut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Wa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82" calcext:value-type="float">
            <text:p>3782</text:p>
          </table:table-cell>
          <table:table-cell office:value-type="string" calcext:value-type="string">
            <text:p>Whangamar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Arapa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Puketu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Kopa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Waitang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6" calcext:value-type="float">
            <text:p>3986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Benney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Owhir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e Papa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Moe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Neve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Paraw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Tu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Waitak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Ti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Okoroi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Kinleith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Opuat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Te K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Te K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Kaaw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Kurat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Tu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Waha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Glenbroo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Corogle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Corogle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valon Industria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Dins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Beerescour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Temple View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cacia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Wairake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Tokaan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at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Tamihan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North 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Lichfiel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Arapun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Tok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Tai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Whiti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Karangahak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Huntl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Te Kau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Ngaruawa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Taupir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Pirong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Oh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Otor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Piopi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Tua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Poke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Meremer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Rep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Hamilton We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Te Rap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Hamilton We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Frankton Juncti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Te Rap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Hamilton East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Claudeland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Mat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Whata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Horoti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Te Kowh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Gordon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Ragla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Te Uk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Morrin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Wait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Te Aroh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urang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Tarawer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Mat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Waha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Tir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Putar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Toko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Mangakin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Hautap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Ngate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Whiti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Tai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Turu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Paua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Paero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Whangam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Starrtown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Te Kauwhat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Ngaruawa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Te Awamut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Kihik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Kawhi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Otoroha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Te Kuit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Piopio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Hangatik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4" calcext:value-type="float">
            <text:p>3944</text:p>
          </table:table-cell>
          <table:table-cell office:value-type="string" calcext:value-type="string">
            <text:p>Benneyda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Mahoenu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Wairere Fall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Waitangur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kato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Mokau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Ti-tree Poin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Maraekakah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Whakat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Bridge P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Omah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Crownthorp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Pouk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Waimaram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Mangakuri Beach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Kotemaor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Tutir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Whirina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Waiohi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Rissingt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Nuhak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Ongao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Ongao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Argyll Eas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Elsthorp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Raupu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Erehw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Ashcott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Takap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Takap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Rangitaik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Aramoan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Tikokin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Tikokino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Hatum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Blackhead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Raupung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Tuai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Wairo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Waipukurau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Bay View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Meeanee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Onekawa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Hawke's Bay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Hawke's Ba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Moe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Okaiaw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Meremer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3" calcext:value-type="float">
            <text:p>4673</text:p>
          </table:table-cell>
          <table:table-cell office:value-type="string" calcext:value-type="string">
            <text:p>Te Ro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Ararat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Matap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8" calcext:value-type="float">
            <text:p>4678</text:p>
          </table:table-cell>
          <table:table-cell office:value-type="string" calcext:value-type="string">
            <text:p>Kaupoko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Riverle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Kaimir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7" calcext:value-type="float">
            <text:p>4387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Te Taw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Waiongon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Ratapik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Mangore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Lepperton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4" calcext:value-type="float">
            <text:p>4374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1" calcext:value-type="float">
            <text:p>4681</text:p>
          </table:table-cell>
          <table:table-cell office:value-type="string" calcext:value-type="string">
            <text:p>Oao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Waiteik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Upper Kah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85" calcext:value-type="float">
            <text:p>4685</text:p>
          </table:table-cell>
          <table:table-cell office:value-type="string" calcext:value-type="string">
            <text:p>Parihaka P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Matuku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Hurleyvill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Dawson Fall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Huing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at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Taho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Uru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Okok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9" calcext:value-type="float">
            <text:p>4379</text:p>
          </table:table-cell>
          <table:table-cell office:value-type="string" calcext:value-type="string">
            <text:p>Uru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Ok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Sentry Hill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Tikorang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Ahuit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Tawhiwh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Nukuhau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Mangawhi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Blagdon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Bell Bloc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Wai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Pate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Manai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Normanb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Opunak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Brookland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Fitzro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New Plymouth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Frankleigh Par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Moturo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5" calcext:value-type="float">
            <text:p>4345</text:p>
          </table:table-cell>
          <table:table-cell office:value-type="string" calcext:value-type="string">
            <text:p>Oaku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Wai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Okato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Ure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Bell Bloc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Stratford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Eltham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Merrilands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Wanganui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Waverley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White Tank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Waitota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Hawer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1" calcext:value-type="float">
            <text:p>4641</text:p>
          </table:table-cell>
          <table:table-cell office:value-type="string" calcext:value-type="string">
            <text:p>Manai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Kaponga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aranaki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Opunake</text:p>
          </table:table-cell>
          <table:table-cell office:value-type="string" calcext:value-type="string">
            <text:p>Taranak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e Rerenga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Kennedys Bay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Nevesville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Parawa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Waihi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Thames, Coromandel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Waikat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r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Ramaram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Ar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Waikopu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Whit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Cleved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Paparim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Opahek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Whakat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Kop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Paerat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Onet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Otau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Waipip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Pollo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uckland Cent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lbany 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Arch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Alberta Stree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erfoyle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pso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t Albe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lford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dmiral Beatty Av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Remu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Akaroa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lana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drienne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lbert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Hern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Glen Inn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tany Down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donis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ccent D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bercrombie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eachland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uckland Air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lover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biru Cr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Manurew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Aberdeen Cre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Abilene P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Albert 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Conifer Grov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Whangapa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Parkhur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i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Waitak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Kaukapaka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araka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Kume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Kareka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ed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Wai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Pahit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Woodcock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lgi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ohuehu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hur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ig Oma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Tawharanu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Wayb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Wharehi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Te Ha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Wharehi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Cornwalli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enderson Valle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erald Is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astor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ayswate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each Hav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illcre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row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Mechanic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Mechanic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Freema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Hern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arne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Point Resoluti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Western Spring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Mount Albe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One Tree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Royal Oa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Sandringha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One Tree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psom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Owairak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Balmora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Mount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Three King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Ly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Waikowh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Mount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Greenla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Greenla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Ellersli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Otahuh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Mount Wellingt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Onehung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Saint Helier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anm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Meadowban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Point Eng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Mission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Orake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New Windso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Oner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Onet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Blackpoo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Oste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Abby C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Clark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Wai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Pakurang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East Tam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East Tam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Botany Down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Eastern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Shelly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Shelly Par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Beachlands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Maraet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Whit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avo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Mang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Papatoet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Papatoet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Mangere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Ota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om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Wir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Manurewa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Pahureh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Takanin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Pahurehu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Drur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Cleved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ukekoh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Wai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Bom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Patumaho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Waiau 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lgi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Arkle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rmy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Glen Ede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itirang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lockhouse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Glenden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e Atat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e Atatu S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e Atatu Sou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Massey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West Harbour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aitake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e Atatu Peninsul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Brighams Creek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Massey Eas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aurak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Tor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Forrest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Devenport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irkenhea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orth Shor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Birk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akapu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lenfiel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Browns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Mairangi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remoremo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Forrest Hill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Mairangi Ba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Waimauk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Kume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iverhea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arak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elensvil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uapa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ahit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Kaukapakap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ells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atfield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ellsfo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Warkwor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nells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Whangaparao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ilver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Red Beac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Orew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ataka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Waiwer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uho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Okiwi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Okup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Tryphen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Port Fitzro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Pokeno2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Greenhith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e Atatu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Rural Aucklan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Auckland (From Silverdale to Pokeno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homas Rd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Waiheke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Omiha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aihar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Pawareng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Kaira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amar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rapohu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utamo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aylys Beach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Whator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rapohu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ukere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hangaruru North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aie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autor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Pakar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Waim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nuk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Kai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ake O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e Ka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ok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Karet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urer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Waipap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uketon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ang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Parao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ah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ata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arohem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Rang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ungaturot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ar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rang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Umaw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uku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areret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e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Kirik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angai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aioti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araka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Kirip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hangarei Head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oengawahin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ungakarame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ikurang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a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p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awaka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ere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eriker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wakino Poin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Kai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Kaita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ble Bay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aungaturot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tangare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herwood Ris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orning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kipung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ungakarame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oodhi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kurang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ua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ungat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utuk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gung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r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Opu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Kawaka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oerew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eriker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aipap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ih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Harur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argavill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e Kopu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ai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Kaitai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ngo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awen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Om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Opono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Waimamak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kaiha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aeo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hipa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wa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Kohukoh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ukenu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roadwood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angawh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angawhai Head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Kaiw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aparo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Waipu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owsell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uaw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atakoh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Others)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Kaiwak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uatangata East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opun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ah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ungataper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uwera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bbey Caves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lenbervie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Northland (Mangawhai, Whangarei)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angawhai</text:p>
          </table:table-cell>
          <table:table-cell office:value-type="string" calcext:value-type="string">
            <text:p>Nor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Northland (Warkworth)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Warkworth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Waerengaahi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Pehir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Whangar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Tinirot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Rakau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Omai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Waitakar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Pakihi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Ahitit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Otok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Whatatut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e Ara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Whakaangiang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Tolaga Bay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Kait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Tamara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Te Karak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Ruator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Tiniroto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Patutah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Tolaga Bay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e Pui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Te Araroa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Matawai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Gisborne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Motu</text:p>
          </table:table-cell>
          <table:table-cell office:value-type="string" calcext:value-type="string">
            <text:p>Gisbor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Umuto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Waitewhen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Pohangi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Waipati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2" calcext:value-type="float">
            <text:p>4972</text:p>
          </table:table-cell>
          <table:table-cell office:value-type="string" calcext:value-type="string">
            <text:p>Kirita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Waipatik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Tahora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Rauma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7" calcext:value-type="float">
            <text:p>4977</text:p>
          </table:table-cell>
          <table:table-cell office:value-type="string" calcext:value-type="string">
            <text:p>Makotuk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Waio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Nireah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Coly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Kiwi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Waituna We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Himatang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Maroti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Silverho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Puke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Pakihik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Silverho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Poukio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Ap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Koput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Oh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Ruahi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Cliff Roa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Ngamok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Rangata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Ta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Ongaru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Oi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Upper Ruatit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1" calcext:value-type="float">
            <text:p>4981</text:p>
          </table:table-cell>
          <table:table-cell office:value-type="string" calcext:value-type="string">
            <text:p>Kaita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Ngat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Ballanc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Koni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Mak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Ha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Koni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Mangamai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Makur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Aokauter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Carnarv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Kair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Rongo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Mangawhat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Mil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Bunnythor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Waimi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Aoh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Waio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Te Rang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Puniwha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aho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Raketapaum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Oho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Utik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Waiouru Military Camp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Aukopa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Hikumu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Kiri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Ngapu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Okahuk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Waimih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Wirit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Mowhan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Upoko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Matahiw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Kauang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Turaki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Okoi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Whakaihuwak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Kakata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Nuku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Hopeland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Papataw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Taumar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Man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Oh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Fitzherber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Kelvin Grov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ramoh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Balgowni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25" calcext:value-type="float">
            <text:p>4625</text:p>
          </table:table-cell>
          <table:table-cell office:value-type="string" calcext:value-type="string">
            <text:p>Ohaku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Hunter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Fox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Foxton Beac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Ohak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Linton Military Camp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Pahiat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Dannevir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Taumaru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Ohur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Tongari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Hokowhi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Terrace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Takaro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Terrace En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Awapun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Hokowhit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Summerhill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Wanganu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Wanganui Ea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Gon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Turakina Sout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Rata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Raetihi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Ohakun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FEILDING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Mar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Taiha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Kimbol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Hunter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Mangawek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Tangimoa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7" calcext:value-type="float">
            <text:p>4847</text:p>
          </table:table-cell>
          <table:table-cell office:value-type="string" calcext:value-type="string">
            <text:p>Ashhurst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Foxt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Foxton Beach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Waiou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2" calcext:value-type="float">
            <text:p>4862</text:p>
          </table:table-cell>
          <table:table-cell office:value-type="string" calcext:value-type="string">
            <text:p>Sanso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Tokomar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ongote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ngbur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Bunnythorp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Pahiatu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Dannevirk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Norsewood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Pongaroa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Woodville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nawatu- Wanganui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Manawatu-Wanganu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Grey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2" calcext:value-type="float">
            <text:p>5792</text:p>
          </table:table-cell>
          <table:table-cell office:value-type="string" calcext:value-type="string">
            <text:p>Car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Eketahun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Nireah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1" calcext:value-type="float">
            <text:p>577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73" calcext:value-type="float">
            <text:p>5773</text:p>
          </table:table-cell>
          <table:table-cell office:value-type="string" calcext:value-type="string">
            <text:p>Koputaro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Clarevil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972" calcext:value-type="float">
            <text:p>6972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1" calcext:value-type="float">
            <text:p>5781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2" calcext:value-type="float">
            <text:p>5782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Rimutaka Hil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Martinboroug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1" calcext:value-type="float">
            <text:p>5881</text:p>
          </table:table-cell>
          <table:table-cell office:value-type="string" calcext:value-type="string">
            <text:p>Martinboroug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Hinaku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Car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Parkva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Grey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Homebus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Lansdow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8" calcext:value-type="float">
            <text:p>5888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Te Ore O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Pahaut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Waipaw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Waitarere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Paekakari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Paraparaumu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Paraparaum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Upper Hut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Raumati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Tiraum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Seaview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Korokor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Tai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Murita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Point Howar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York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renth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Pinehave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Elsd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Porirua Eas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Karehana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Glensi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Paraparaum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Raumati Sout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Kaitok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Manak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Ota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Feathers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Masterto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Solw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Wades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Kilbirni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Strathmore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Otaihang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Waika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Waikanae Beac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Waikanae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Alicetow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Tai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ower Hut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Gracefiel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Nae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Peto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Peto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Eastbourn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Wainuioma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Homeda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Maungarak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Kingsley Height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Stokes Valle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Silverstre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Trentham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Ranui Height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Onepot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Cannons Cree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Whitb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Paremat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Waikana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Pukerua Bay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Reikorang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Te Hor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Oha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Waitarer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Pirino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Cross Cree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Crofton Down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Kaiwharawha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Khandallah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Ngaio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Ngaurang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Pipite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Churton Park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Glensid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Grenada Villag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Johnsonvill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Ohariu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Paparangi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Mount Victori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Kaiwharawhara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Kelbur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llington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2" calcext:value-type="float">
            <text:p>7482</text:p>
          </table:table-cell>
          <table:table-cell office:value-type="string" calcext:value-type="string">
            <text:p>Waipa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Omih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1" calcext:value-type="float">
            <text:p>7771</text:p>
          </table:table-cell>
          <table:table-cell office:value-type="string" calcext:value-type="string">
            <text:p>Stave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Mawaro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Spots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2" calcext:value-type="float">
            <text:p>7382</text:p>
          </table:table-cell>
          <table:table-cell office:value-type="string" calcext:value-type="string">
            <text:p>Ethe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Domet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4" calcext:value-type="float">
            <text:p>7384</text:p>
          </table:table-cell>
          <table:table-cell office:value-type="string" calcext:value-type="string">
            <text:p>Hawkes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5" calcext:value-type="float">
            <text:p>7675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Whitecliff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Rother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72" calcext:value-type="float">
            <text:p>7572</text:p>
          </table:table-cell>
          <table:table-cell office:value-type="string" calcext:value-type="string">
            <text:p>Lake Cole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7" calcext:value-type="float">
            <text:p>7987</text:p>
          </table:table-cell>
          <table:table-cell office:value-type="string" calcext:value-type="string">
            <text:p>Waikaru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1" calcext:value-type="float">
            <text:p>7991</text:p>
          </table:table-cell>
          <table:table-cell office:value-type="string" calcext:value-type="string">
            <text:p>Te Moan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Aru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Tor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85" calcext:value-type="float">
            <text:p>7385</text:p>
          </table:table-cell>
          <table:table-cell office:value-type="string" calcext:value-type="string">
            <text:p>Masons Fla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91" calcext:value-type="float">
            <text:p>7691</text:p>
          </table:table-cell>
          <table:table-cell office:value-type="string" calcext:value-type="string">
            <text:p>Flax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92" calcext:value-type="float">
            <text:p>7692</text:p>
          </table:table-cell>
          <table:table-cell office:value-type="string" calcext:value-type="string">
            <text:p>Wetheral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Lang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4" calcext:value-type="float">
            <text:p>7374</text:p>
          </table:table-cell>
          <table:table-cell office:value-type="string" calcext:value-type="string">
            <text:p>Goose Ba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Charwell Fork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98" calcext:value-type="float">
            <text:p>9498</text:p>
          </table:table-cell>
          <table:table-cell office:value-type="string" calcext:value-type="string">
            <text:p>Kaingapa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2" calcext:value-type="float">
            <text:p>7682</text:p>
          </table:table-cell>
          <table:table-cell office:value-type="string" calcext:value-type="string">
            <text:p>Dunsa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91" calcext:value-type="float">
            <text:p>7791</text:p>
          </table:table-cell>
          <table:table-cell office:value-type="string" calcext:value-type="string">
            <text:p>Lake Cole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Tokarah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Sherwood Dow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Sutherla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2" calcext:value-type="float">
            <text:p>7782</text:p>
          </table:table-cell>
          <table:table-cell office:value-type="string" calcext:value-type="string">
            <text:p>Highbank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3" calcext:value-type="float">
            <text:p>7783</text:p>
          </table:table-cell>
          <table:table-cell office:value-type="string" calcext:value-type="string">
            <text:p>Te Piri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Some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West Eyr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North Lo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Waikuk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80" calcext:value-type="float">
            <text:p>7580</text:p>
          </table:table-cell>
          <table:table-cell office:value-type="string" calcext:value-type="string">
            <text:p>Craigie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8" calcext:value-type="float">
            <text:p>7988</text:p>
          </table:table-cell>
          <table:table-cell office:value-type="string" calcext:value-type="string">
            <text:p>Esk Val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1" calcext:value-type="float">
            <text:p>7971</text:p>
          </table:table-cell>
          <table:table-cell office:value-type="string" calcext:value-type="string">
            <text:p>Esk Val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2" calcext:value-type="float">
            <text:p>7972</text:p>
          </table:table-cell>
          <table:table-cell office:value-type="string" calcext:value-type="string">
            <text:p>South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Kaikou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10" calcext:value-type="float">
            <text:p>7310</text:p>
          </table:table-cell>
          <table:table-cell office:value-type="string" calcext:value-type="string">
            <text:p>Chevio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Waikuk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Darfield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Bur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02" calcext:value-type="float">
            <text:p>7602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0" calcext:value-type="float">
            <text:p>7610</text:p>
          </table:table-cell>
          <table:table-cell office:value-type="string" calcext:value-type="string">
            <text:p>Tuahiw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16" calcext:value-type="float">
            <text:p>7616</text:p>
          </table:table-cell>
          <table:table-cell office:value-type="string" calcext:value-type="string">
            <text:p>Spring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Cam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32" calcext:value-type="float">
            <text:p>7632</text:p>
          </table:table-cell>
          <table:table-cell office:value-type="string" calcext:value-type="string">
            <text:p>Le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10" calcext:value-type="float">
            <text:p>7710</text:p>
          </table:table-cell>
          <table:table-cell office:value-type="string" calcext:value-type="string">
            <text:p>Rakai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Meth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01" calcext:value-type="float">
            <text:p>7901</text:p>
          </table:table-cell>
          <table:table-cell office:value-type="string" calcext:value-type="string">
            <text:p>Ben Oh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Pleasant Poi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12" calcext:value-type="float">
            <text:p>7912</text:p>
          </table:table-cell>
          <table:table-cell office:value-type="string" calcext:value-type="string">
            <text:p>Kingsdow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30" calcext:value-type="float">
            <text:p>7930</text:p>
          </table:table-cell>
          <table:table-cell office:value-type="string" calcext:value-type="string">
            <text:p>Den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Berw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Aviemo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Kekereng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Kaikoura Suburba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1" calcext:value-type="float">
            <text:p>7341</text:p>
          </table:table-cell>
          <table:table-cell office:value-type="string" calcext:value-type="string">
            <text:p>Chevio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3" calcext:value-type="float">
            <text:p>7343</text:p>
          </table:table-cell>
          <table:table-cell office:value-type="string" calcext:value-type="string">
            <text:p>Wai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Culverd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48" calcext:value-type="float">
            <text:p>7348</text:p>
          </table:table-cell>
          <table:table-cell office:value-type="string" calcext:value-type="string">
            <text:p>Haward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Amber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Waikar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3" calcext:value-type="float">
            <text:p>7443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6" calcext:value-type="float">
            <text:p>7446</text:p>
          </table:table-cell>
          <table:table-cell office:value-type="string" calcext:value-type="string">
            <text:p>Leith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7" calcext:value-type="float">
            <text:p>7447</text:p>
          </table:table-cell>
          <table:table-cell office:value-type="string" calcext:value-type="string">
            <text:p>Waipar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Waikuku Bea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North Lo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1" calcext:value-type="float">
            <text:p>7541</text:p>
          </table:table-cell>
          <table:table-cell office:value-type="string" calcext:value-type="string">
            <text:p>Dar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2" calcext:value-type="float">
            <text:p>7542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Kirwe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Horora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Duvauchel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Little Riv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Doy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1" calcext:value-type="float">
            <text:p>7641</text:p>
          </table:table-cell>
          <table:table-cell office:value-type="string" calcext:value-type="string">
            <text:p>Wooden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2" calcext:value-type="float">
            <text:p>7642</text:p>
          </table:table-cell>
          <table:table-cell office:value-type="string" calcext:value-type="string">
            <text:p>Southbridg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Roll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4" calcext:value-type="float">
            <text:p>7644</text:p>
          </table:table-cell>
          <table:table-cell office:value-type="string" calcext:value-type="string">
            <text:p>Kaiapo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Tai Tap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6" calcext:value-type="float">
            <text:p>7646</text:p>
          </table:table-cell>
          <table:table-cell office:value-type="string" calcext:value-type="string">
            <text:p>Coalg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Lee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Dunsand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Hampst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1" calcext:value-type="float">
            <text:p>7741</text:p>
          </table:table-cell>
          <table:table-cell office:value-type="string" calcext:value-type="string">
            <text:p>Tinwa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2" calcext:value-type="float">
            <text:p>7742</text:p>
          </table:table-cell>
          <table:table-cell office:value-type="string" calcext:value-type="string">
            <text:p>Allen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Rakai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Meth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6" calcext:value-type="float">
            <text:p>7746</text:p>
          </table:table-cell>
          <table:table-cell office:value-type="string" calcext:value-type="string">
            <text:p>Mount Somer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7" calcext:value-type="float">
            <text:p>7747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748" calcext:value-type="float">
            <text:p>7748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Timar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1" calcext:value-type="float">
            <text:p>7941</text:p>
          </table:table-cell>
          <table:table-cell office:value-type="string" calcext:value-type="string">
            <text:p>Puh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Park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Twize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Glentann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7" calcext:value-type="float">
            <text:p>7947</text:p>
          </table:table-cell>
          <table:table-cell office:value-type="string" calcext:value-type="string">
            <text:p>Pleasant Poi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8" calcext:value-type="float">
            <text:p>7948</text:p>
          </table:table-cell>
          <table:table-cell office:value-type="string" calcext:value-type="string">
            <text:p>Tem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Fairli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7" calcext:value-type="float">
            <text:p>7957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58" calcext:value-type="float">
            <text:p>7958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60" calcext:value-type="float">
            <text:p>7960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82" calcext:value-type="float">
            <text:p>7982</text:p>
          </table:table-cell>
          <table:table-cell office:value-type="string" calcext:value-type="string">
            <text:p>Hazelbur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Ben Ohau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4" calcext:value-type="float">
            <text:p>8144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Opaw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6" calcext:value-type="float">
            <text:p>8146</text:p>
          </table:table-cell>
          <table:table-cell office:value-type="string" calcext:value-type="string">
            <text:p>Saint Alban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Lin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Avon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149" calcext:value-type="float">
            <text:p>8149</text:p>
          </table:table-cell>
          <table:table-cell office:value-type="string" calcext:value-type="string">
            <text:p>Spreyd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Syd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Wools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Beck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Spreyd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Somer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Halswel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247" calcext:value-type="float">
            <text:p>8247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Ricca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1" calcext:value-type="float">
            <text:p>8441</text:p>
          </table:table-cell>
          <table:table-cell office:value-type="string" calcext:value-type="string">
            <text:p>Hornb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Upper Riccar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Wigr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Il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Fenda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2" calcext:value-type="float">
            <text:p>8542</text:p>
          </table:table-cell>
          <table:table-cell office:value-type="string" calcext:value-type="string">
            <text:p>Pap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3" calcext:value-type="float">
            <text:p>8543</text:p>
          </table:table-cell>
          <table:table-cell office:value-type="string" calcext:value-type="string">
            <text:p>Hare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arewoo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Burnsid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546" calcext:value-type="float">
            <text:p>8546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Dall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New 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2" calcext:value-type="float">
            <text:p>8642</text:p>
          </table:table-cell>
          <table:table-cell office:value-type="string" calcext:value-type="string">
            <text:p>Bromle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643" calcext:value-type="float">
            <text:p>8643</text:p>
          </table:table-cell>
          <table:table-cell office:value-type="string" calcext:value-type="string">
            <text:p>Ar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0" calcext:value-type="float">
            <text:p>8840</text:p>
          </table:table-cell>
          <table:table-cell office:value-type="string" calcext:value-type="string">
            <text:p>Sumne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Lyttel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North New 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Diamond Harbou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Diamond Harbour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6" calcext:value-type="float">
            <text:p>9446</text:p>
          </table:table-cell>
          <table:table-cell office:value-type="string" calcext:value-type="string">
            <text:p>Kurow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Otematat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1 (Kaikoura, Cheviot, Amberley, Woodend, Rangiora, Kaiapoi)</text:p>
          </table:table-cell>
          <table:table-cell office:value-type="float" office:value="9448" calcext:value-type="float">
            <text:p>9448</text:p>
          </table:table-cell>
          <table:table-cell office:value-type="string" calcext:value-type="string">
            <text:p>Omaram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2" calcext:value-type="float">
            <text:p>7772</text:p>
          </table:table-cell>
          <table:table-cell office:value-type="string" calcext:value-type="string">
            <text:p>Mitc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Sea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392" calcext:value-type="float">
            <text:p>7392</text:p>
          </table:table-cell>
          <table:table-cell office:value-type="string" calcext:value-type="string">
            <text:p>Hanmer Spring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Waitohi Fla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3" calcext:value-type="float">
            <text:p>7973</text:p>
          </table:table-cell>
          <table:table-cell office:value-type="string" calcext:value-type="string">
            <text:p>Seadow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5" calcext:value-type="float">
            <text:p>7975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7" calcext:value-type="float">
            <text:p>7977</text:p>
          </table:table-cell>
          <table:table-cell office:value-type="string" calcext:value-type="string">
            <text:p>Waihaorung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79" calcext:value-type="float">
            <text:p>7979</text:p>
          </table:table-cell>
          <table:table-cell office:value-type="string" calcext:value-type="string">
            <text:p>Waihao Forks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Morve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Hanmer Forest Park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len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Temuk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antebury Zone 2 (Hanmer Springs, Temuka, Ashburton,Timaru, Waimate, Temuka)</text:p>
          </table:table-cell>
          <table:table-cell office:value-type="float" office:value="7924" calcext:value-type="float">
            <text:p>7924</text:p>
          </table:table-cell>
          <table:table-cell office:value-type="string" calcext:value-type="string">
            <text:p>Waimat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2" calcext:value-type="float">
            <text:p>7582</text:p>
          </table:table-cell>
          <table:table-cell office:value-type="string" calcext:value-type="string">
            <text:p>Wainui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Robinsons Ba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2" calcext:value-type="float">
            <text:p>7672</text:p>
          </table:table-cell>
          <table:table-cell office:value-type="string" calcext:value-type="string">
            <text:p>Motukarara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Springston South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6" calcext:value-type="float">
            <text:p>7676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Pigeon Bay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Ataahu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971" calcext:value-type="float">
            <text:p>8971</text:p>
          </table:table-cell>
          <table:table-cell office:value-type="string" calcext:value-type="string">
            <text:p>Allanda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476" calcext:value-type="float">
            <text:p>7476</text:p>
          </table:table-cell>
          <table:table-cell office:value-type="string" calcext:value-type="string">
            <text:p>Eyrewell Forest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04" calcext:value-type="float">
            <text:p>7604</text:p>
          </table:table-cell>
          <table:table-cell office:value-type="string" calcext:value-type="string">
            <text:p>Prebble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08" calcext:value-type="float">
            <text:p>7608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Christchurch Central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Cashmer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Beckenham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Halswell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Adding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Avonh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Bishopdal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Aranui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62" calcext:value-type="float">
            <text:p>8062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Ferrymead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Cass Ba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15" calcext:value-type="float">
            <text:p>7615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70" calcext:value-type="float">
            <text:p>7670</text:p>
          </table:table-cell>
          <table:table-cell table:number-columns-repeated="2" office:value-type="string" calcext:value-type="string">
            <text:p>#N/A</text:p>
          </table:table-cell>
          <table:table-cell table:style-name="Default" office:value-type="string" calcext:value-type="string">
            <text:p>#N/A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Christchurch (Cantebury) incl. Prebbleton, Lincoln, Rolleston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Rollerston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1" calcext:value-type="float">
            <text:p>9791</text:p>
          </table:table-cell>
          <table:table-cell office:value-type="string" calcext:value-type="string">
            <text:p>Dip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Conical Hill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Puker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Wendon Valle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Waikoiko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Rivers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Waipounam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Woodland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2" calcext:value-type="float">
            <text:p>9872</text:p>
          </table:table-cell>
          <table:table-cell office:value-type="string" calcext:value-type="string">
            <text:p>Mabel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4" calcext:value-type="float">
            <text:p>9874</text:p>
          </table:table-cell>
          <table:table-cell office:value-type="string" calcext:value-type="string">
            <text:p>Waianiw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Fortros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Makarew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9" calcext:value-type="float">
            <text:p>9879</text:p>
          </table:table-cell>
          <table:table-cell office:value-type="string" calcext:value-type="string">
            <text:p>Otata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Awarua Plain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Mossbu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94" calcext:value-type="float">
            <text:p>9794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Ngaro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2" calcext:value-type="float">
            <text:p>9682</text:p>
          </table:table-cell>
          <table:table-cell office:value-type="string" calcext:value-type="string">
            <text:p>Eastern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83" calcext:value-type="float">
            <text:p>9683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Round Hil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Gummies Bush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The Ke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Wairoto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Gar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1" calcext:value-type="float">
            <text:p>9781</text:p>
          </table:table-cell>
          <table:table-cell office:value-type="string" calcext:value-type="string">
            <text:p>Lochie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3" calcext:value-type="float">
            <text:p>9783</text:p>
          </table:table-cell>
          <table:table-cell office:value-type="string" calcext:value-type="string">
            <text:p>South Hille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Glen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2" calcext:value-type="float">
            <text:p>9892</text:p>
          </table:table-cell>
          <table:table-cell office:value-type="string" calcext:value-type="string">
            <text:p>Mokoret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93" calcext:value-type="float">
            <text:p>9893</text:p>
          </table:table-cell>
          <table:table-cell office:value-type="string" calcext:value-type="string">
            <text:p>Kamah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10" calcext:value-type="float">
            <text:p>9610</text:p>
          </table:table-cell>
          <table:table-cell office:value-type="string" calcext:value-type="string">
            <text:p>Otaut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Tuatape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30" calcext:value-type="float">
            <text:p>9630</text:p>
          </table:table-cell>
          <table:table-cell office:value-type="string" calcext:value-type="string">
            <text:p>Nightcap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Birchwoo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10" calcext:value-type="float">
            <text:p>9710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30" calcext:value-type="float">
            <text:p>9730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Anderson Park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Appleb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4" calcext:value-type="float">
            <text:p>9814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6" calcext:value-type="float">
            <text:p>9816</text:p>
          </table:table-cell>
          <table:table-cell office:value-type="string" calcext:value-type="string">
            <text:p>Wallacetow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22" calcext:value-type="float">
            <text:p>9822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25" calcext:value-type="float">
            <text:p>9825</text:p>
          </table:table-cell>
          <table:table-cell office:value-type="string" calcext:value-type="string">
            <text:p>Ede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31" calcext:value-type="float">
            <text:p>9831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Mataur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Te An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1" calcext:value-type="float">
            <text:p>9641</text:p>
          </table:table-cell>
          <table:table-cell office:value-type="string" calcext:value-type="string">
            <text:p>Otautau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2" calcext:value-type="float">
            <text:p>9642</text:p>
          </table:table-cell>
          <table:table-cell office:value-type="string" calcext:value-type="string">
            <text:p>Tuatape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Manapour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4" calcext:value-type="float">
            <text:p>9644</text:p>
          </table:table-cell>
          <table:table-cell office:value-type="string" calcext:value-type="string">
            <text:p>Nightcaps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645" calcext:value-type="float">
            <text:p>9645</text:p>
          </table:table-cell>
          <table:table-cell office:value-type="string" calcext:value-type="string">
            <text:p>Oha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East Gor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1" calcext:value-type="float">
            <text:p>9741</text:p>
          </table:table-cell>
          <table:table-cell office:value-type="string" calcext:value-type="string">
            <text:p>Win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2" calcext:value-type="float">
            <text:p>9742</text:p>
          </table:table-cell>
          <table:table-cell office:value-type="string" calcext:value-type="string">
            <text:p>Lumsde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Waikak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Rivers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Waikaia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6" calcext:value-type="float">
            <text:p>9746</text:p>
          </table:table-cell>
          <table:table-cell office:value-type="string" calcext:value-type="string">
            <text:p>Balfour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Mossbu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49" calcext:value-type="float">
            <text:p>9749</text:p>
          </table:table-cell>
          <table:table-cell office:value-type="string" calcext:value-type="string">
            <text:p>Athol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Gars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52" calcext:value-type="float">
            <text:p>9752</text:p>
          </table:table-cell>
          <table:table-cell office:value-type="string" calcext:value-type="string">
            <text:p>Dip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Otapiri Gorg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Halfmoon Bay (Oban)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1" calcext:value-type="float">
            <text:p>9841</text:p>
          </table:table-cell>
          <table:table-cell office:value-type="string" calcext:value-type="string">
            <text:p>Glengarr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2" calcext:value-type="float">
            <text:p>9842</text:p>
          </table:table-cell>
          <table:table-cell office:value-type="string" calcext:value-type="string">
            <text:p>East End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3" calcext:value-type="float">
            <text:p>9843</text:p>
          </table:table-cell>
          <table:table-cell office:value-type="string" calcext:value-type="string">
            <text:p>Waikiwi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4" calcext:value-type="float">
            <text:p>9844</text:p>
          </table:table-cell>
          <table:table-cell office:value-type="string" calcext:value-type="string">
            <text:p>Strather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5" calcext:value-type="float">
            <text:p>9845</text:p>
          </table:table-cell>
          <table:table-cell office:value-type="string" calcext:value-type="string">
            <text:p>Hawthor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Half-moon Bay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Edendale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Southland (Invercargill, Gore, Winton, Te Anau)</text:p>
          </table:table-cell>
          <table:table-cell office:value-type="float" office:value="9849" calcext:value-type="float">
            <text:p>9849</text:p>
          </table:table-cell>
          <table:table-cell office:value-type="string" calcext:value-type="string">
            <text:p>Wyndham</text:p>
          </table:table-cell>
          <table:table-cell office:value-type="string" calcext:value-type="string">
            <text:p>Southland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Springs Junction)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Crushing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1" calcext:value-type="float">
            <text:p>7871</text:p>
          </table:table-cell>
          <table:table-cell office:value-type="string" calcext:value-type="string">
            <text:p>Ikamatu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Harihari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93" calcext:value-type="float">
            <text:p>7893</text:p>
          </table:table-cell>
          <table:table-cell office:value-type="string" calcext:value-type="string">
            <text:p>Opara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Aicken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Barrytow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92" calcext:value-type="float">
            <text:p>7892</text:p>
          </table:table-cell>
          <table:table-cell office:value-type="string" calcext:value-type="string">
            <text:p>Te Kuh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2" calcext:value-type="float">
            <text:p>7802</text:p>
          </table:table-cell>
          <table:table-cell office:value-type="string" calcext:value-type="string">
            <text:p>Coal Creek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3" calcext:value-type="float">
            <text:p>7803</text:p>
          </table:table-cell>
          <table:table-cell office:value-type="string" calcext:value-type="string">
            <text:p>Nine Mile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Blaketow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0" calcext:value-type="float">
            <text:p>7810</text:p>
          </table:table-cell>
          <table:table-cell office:value-type="string" calcext:value-type="string">
            <text:p>Hokiti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1" calcext:value-type="float">
            <text:p>7811</text:p>
          </table:table-cell>
          <table:table-cell office:value-type="string" calcext:value-type="string">
            <text:p>Kaniere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3" calcext:value-type="float">
            <text:p>7823</text:p>
          </table:table-cell>
          <table:table-cell office:value-type="string" calcext:value-type="string">
            <text:p>Granity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25" calcext:value-type="float">
            <text:p>7825</text:p>
          </table:table-cell>
          <table:table-cell office:value-type="string" calcext:value-type="string">
            <text:p>Cape Foulwind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Reef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Awatun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0" calcext:value-type="float">
            <text:p>7840</text:p>
          </table:table-cell>
          <table:table-cell office:value-type="string" calcext:value-type="string">
            <text:p>Cobde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Runang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2" calcext:value-type="float">
            <text:p>7842</text:p>
          </table:table-cell>
          <table:table-cell office:value-type="string" calcext:value-type="string">
            <text:p>Hokiti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3" calcext:value-type="float">
            <text:p>7843</text:p>
          </table:table-cell>
          <table:table-cell office:value-type="string" calcext:value-type="string">
            <text:p>Ahau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4" calcext:value-type="float">
            <text:p>7844</text:p>
          </table:table-cell>
          <table:table-cell office:value-type="string" calcext:value-type="string">
            <text:p>Haast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Moan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Ikamatu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Waimangaro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1" calcext:value-type="float">
            <text:p>7851</text:p>
          </table:table-cell>
          <table:table-cell office:value-type="string" calcext:value-type="string">
            <text:p>Reef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6" calcext:value-type="float">
            <text:p>7856</text:p>
          </table:table-cell>
          <table:table-cell office:value-type="string" calcext:value-type="string">
            <text:p>Franz Josef/Waiau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Whataro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59" calcext:value-type="float">
            <text:p>7859</text:p>
          </table:table-cell>
          <table:table-cell office:value-type="string" calcext:value-type="string">
            <text:p>Wehek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0" calcext:value-type="float">
            <text:p>7860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Kumara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Carters Beach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West Coast (Others)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2" calcext:value-type="float">
            <text:p>9392</text:p>
          </table:table-cell>
          <table:table-cell office:value-type="string" calcext:value-type="string">
            <text:p>Fruitland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Chatto Cree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Glenomar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Hille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Warep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Greenfiel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91" calcext:value-type="float">
            <text:p>9091</text:p>
          </table:table-cell>
          <table:table-cell office:value-type="string" calcext:value-type="string">
            <text:p>Kuri Bus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3" calcext:value-type="float">
            <text:p>958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4" calcext:value-type="float">
            <text:p>958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Gibb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Lindis Crossing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Wingat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7" calcext:value-type="float">
            <text:p>9077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Kaitangat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82" calcext:value-type="float">
            <text:p>9282</text:p>
          </table:table-cell>
          <table:table-cell office:value-type="string" calcext:value-type="string">
            <text:p>Wangalo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1" calcext:value-type="float">
            <text:p>9591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Waitah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6" calcext:value-type="float">
            <text:p>9596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Rockland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98" calcext:value-type="float">
            <text:p>9598</text:p>
          </table:table-cell>
          <table:table-cell office:value-type="string" calcext:value-type="string">
            <text:p>Ngapu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Mil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92" calcext:value-type="float">
            <text:p>9292</text:p>
          </table:table-cell>
          <table:table-cell office:value-type="string" calcext:value-type="string">
            <text:p>Toko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92" calcext:value-type="float">
            <text:p>9092</text:p>
          </table:table-cell>
          <table:table-cell office:value-type="string" calcext:value-type="string">
            <text:p>Mosgie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2" calcext:value-type="float">
            <text:p>9492</text:p>
          </table:table-cell>
          <table:table-cell office:value-type="string" calcext:value-type="string">
            <text:p>Kauru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4" calcext:value-type="float">
            <text:p>9494</text:p>
          </table:table-cell>
          <table:table-cell office:value-type="string" calcext:value-type="string">
            <text:p>Island Clif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93" calcext:value-type="float">
            <text:p>9493</text:p>
          </table:table-cell>
          <table:table-cell office:value-type="string" calcext:value-type="string">
            <text:p>Hilderthorp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Matak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eck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6" calcext:value-type="float">
            <text:p>9386</text:p>
          </table:table-cell>
          <table:table-cell office:value-type="string" calcext:value-type="string">
            <text:p>Saint Bathan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7" calcext:value-type="float">
            <text:p>9387</text:p>
          </table:table-cell>
          <table:table-cell office:value-type="string" calcext:value-type="string">
            <text:p>Moa Cree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Berwick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Clark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5" calcext:value-type="float">
            <text:p>9585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6" calcext:value-type="float">
            <text:p>9586</text:p>
          </table:table-cell>
          <table:table-cell office:value-type="string" calcext:value-type="string">
            <text:p>Puketir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Stone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2" calcext:value-type="float">
            <text:p>9482</text:p>
          </table:table-cell>
          <table:table-cell office:value-type="string" calcext:value-type="string">
            <text:p>Katik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83" calcext:value-type="float">
            <text:p>9483</text:p>
          </table:table-cell>
          <table:table-cell office:value-type="string" calcext:value-type="string">
            <text:p>Macrae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Mihi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2" calcext:value-type="float">
            <text:p>9082</text:p>
          </table:table-cell>
          <table:table-cell office:value-type="string" calcext:value-type="string">
            <text:p>Aramoan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Upper Shotove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Gimmer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6" calcext:value-type="float">
            <text:p>9396</text:p>
          </table:table-cell>
          <table:table-cell office:value-type="string" calcext:value-type="string">
            <text:p>Naseb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Kokong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98" calcext:value-type="float">
            <text:p>9398</text:p>
          </table:table-cell>
          <table:table-cell office:value-type="string" calcext:value-type="string">
            <text:p>Paera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Roxburgh Hydr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Miller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7" calcext:value-type="float">
            <text:p>9587</text:p>
          </table:table-cell>
          <table:table-cell office:value-type="string" calcext:value-type="string">
            <text:p>Park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Seaclif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Mount Carg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Makarora Wharf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Dalmor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Balaclav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Calton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Andersons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Broad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Belleknowe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Abbotsfor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Outr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Careys Ba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Chain Hill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35" calcext:value-type="float">
            <text:p>9035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Kaitangat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Fern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2" calcext:value-type="float">
            <text:p>9302</text:p>
          </table:table-cell>
          <table:table-cell office:value-type="string" calcext:value-type="string">
            <text:p>Arrow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4" calcext:value-type="float">
            <text:p>9304</text:p>
          </table:table-cell>
          <table:table-cell office:value-type="string" calcext:value-type="string">
            <text:p>Lower Shotove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10" calcext:value-type="float">
            <text:p>9310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Ranfur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Ardgowa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10" calcext:value-type="float">
            <text:p>9410</text:p>
          </table:table-cell>
          <table:table-cell office:value-type="string" calcext:value-type="string">
            <text:p>Ben Oma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Dumbar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22" calcext:value-type="float">
            <text:p>9522</text:p>
          </table:table-cell>
          <table:table-cell office:value-type="string" calcext:value-type="string">
            <text:p>Tap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2" calcext:value-type="float">
            <text:p>9532</text:p>
          </table:table-cell>
          <table:table-cell office:value-type="string" calcext:value-type="string">
            <text:p>Gabriels Gul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35" calcext:value-type="float">
            <text:p>9535</text:p>
          </table:table-cell>
          <table:table-cell office:value-type="string" calcext:value-type="string">
            <text:p>O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Mary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Opoh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2" calcext:value-type="float">
            <text:p>9042</text:p>
          </table:table-cell>
          <table:table-cell office:value-type="string" calcext:value-type="string">
            <text:p>Kaikora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North 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4" calcext:value-type="float">
            <text:p>9044</text:p>
          </table:table-cell>
          <table:table-cell office:value-type="string" calcext:value-type="string">
            <text:p>Saint Kild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5" calcext:value-type="float">
            <text:p>9045</text:p>
          </table:table-cell>
          <table:table-cell office:value-type="string" calcext:value-type="string">
            <text:p>Caversh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Tai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7" calcext:value-type="float">
            <text:p>9047</text:p>
          </table:table-cell>
          <table:table-cell office:value-type="string" calcext:value-type="string">
            <text:p>Saint Clair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8" calcext:value-type="float">
            <text:p>9048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49" calcext:value-type="float">
            <text:p>9049</text:p>
          </table:table-cell>
          <table:table-cell office:value-type="string" calcext:value-type="string">
            <text:p>Saint Kild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Port Chalmer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Green Island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Mosgie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59" calcext:value-type="float">
            <text:p>9059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Outram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069" calcext:value-type="float">
            <text:p>9069</text:p>
          </table:table-cell>
          <table:table-cell office:value-type="string" calcext:value-type="string">
            <text:p>Waita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Balcluth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Clydeval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0" calcext:value-type="float">
            <text:p>9340</text:p>
          </table:table-cell>
          <table:table-cell office:value-type="string" calcext:value-type="string">
            <text:p>Bridge Hi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2" calcext:value-type="float">
            <text:p>9342</text:p>
          </table:table-cell>
          <table:table-cell office:value-type="string" calcext:value-type="string">
            <text:p>Cromwell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3" calcext:value-type="float">
            <text:p>9343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4" calcext:value-type="float">
            <text:p>9344</text:p>
          </table:table-cell>
          <table:table-cell office:value-type="string" calcext:value-type="string">
            <text:p>Albert 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5" calcext:value-type="float">
            <text:p>9345</text:p>
          </table:table-cell>
          <table:table-cell office:value-type="string" calcext:value-type="string">
            <text:p>Lake Hawe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6" calcext:value-type="float">
            <text:p>9346</text:p>
          </table:table-cell>
          <table:table-cell office:value-type="string" calcext:value-type="string">
            <text:p>Makaror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7" calcext:value-type="float">
            <text:p>9347</text:p>
          </table:table-cell>
          <table:table-cell office:value-type="string" calcext:value-type="string">
            <text:p>Tarras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49" calcext:value-type="float">
            <text:p>9349</text:p>
          </table:table-cell>
          <table:table-cell office:value-type="string" calcext:value-type="string">
            <text:p>Frank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Glenorch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Arrowtow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Omaka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3" calcext:value-type="float">
            <text:p>9353</text:p>
          </table:table-cell>
          <table:table-cell office:value-type="string" calcext:value-type="string">
            <text:p>Ranfurl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Naseby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Wedderbur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Glendh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1" calcext:value-type="float">
            <text:p>9441</text:p>
          </table:table-cell>
          <table:table-cell office:value-type="string" calcext:value-type="string">
            <text:p>Roxburgh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Hampde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3" calcext:value-type="float">
            <text:p>9443</text:p>
          </table:table-cell>
          <table:table-cell office:value-type="string" calcext:value-type="string">
            <text:p>Palmer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Oamaru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Duntro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1" calcext:value-type="float">
            <text:p>9541</text:p>
          </table:table-cell>
          <table:table-cell office:value-type="string" calcext:value-type="string">
            <text:p>Waikouait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Tapanui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4" calcext:value-type="float">
            <text:p>9544</text:p>
          </table:table-cell>
          <table:table-cell office:value-type="string" calcext:value-type="string">
            <text:p>Millers Flat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Owaka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48" calcext:value-type="float">
            <text:p>9548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588" calcext:value-type="float">
            <text:p>9588</text:p>
          </table:table-cell>
          <table:table-cell office:value-type="string" calcext:value-type="string">
            <text:p>Raes Juncti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Otago (Oamaru, Lake Hayes , Waimate, Palmerston, Dunedin, Mosgiel, Milton , Alexandra, Cromwell, Arrowtown, Queenstown, Wanaka)</text:p>
          </table:table-cell>
          <table:table-cell office:value-type="float" office:value="9748" calcext:value-type="float">
            <text:p>974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tago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Bat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Ngatimoti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Sandy Bay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98" calcext:value-type="float">
            <text:p>7198</text:p>
          </table:table-cell>
          <table:table-cell office:value-type="string" calcext:value-type="string">
            <text:p>Kairuru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Matakitaki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Hir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Lake Rotoro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81" calcext:value-type="float">
            <text:p>7081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East 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One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Mahan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Braebur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Hiwipango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Motupiko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Mapu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Atawhai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Annesbrook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Pigeon Valley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Lower Moutere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Nelson Ea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2" calcext:value-type="float">
            <text:p>7042</text:p>
          </table:table-cell>
          <table:table-cell office:value-type="string" calcext:value-type="string">
            <text:p>Nelson Sou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Port Nelson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Wakatu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5" calcext:value-type="float">
            <text:p>7045</text:p>
          </table:table-cell>
          <table:table-cell table:number-columns-repeated="2"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Nelson South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Nelson Eas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Mapu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49" calcext:value-type="float">
            <text:p>7049</text:p>
          </table:table-cell>
          <table:table-cell office:value-type="string" calcext:value-type="string">
            <text:p>Murchison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1" calcext:value-type="float">
            <text:p>7051</text:p>
          </table:table-cell>
          <table:table-cell office:value-type="string" calcext:value-type="string">
            <text:p>Brightwater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Wakefiel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Saint Arnau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Collingwood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Tapawer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Tak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Port Motue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4" calcext:value-type="float">
            <text:p>7144</text:p>
          </table:table-cell>
          <table:table-cell office:value-type="string" calcext:value-type="string">
            <text:p>Upper Moutere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Tasman, Nelson (Richmond, Tasman, Wakefield, Murchison, Nelson)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Riwaka</text:p>
          </table:table-cell>
          <table:table-cell office:value-type="string" calcext:value-type="string">
            <text:p>Tasm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Hillersde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3" calcext:value-type="float">
            <text:p>7273</text:p>
          </table:table-cell>
          <table:table-cell office:value-type="string" calcext:value-type="string">
            <text:p>Tuamarin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Upcot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Te Rou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Kapowai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1" calcext:value-type="float">
            <text:p>7281</text:p>
          </table:table-cell>
          <table:table-cell office:value-type="string" calcext:value-type="string">
            <text:p>Waikaw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2" calcext:value-type="float">
            <text:p>7282</text:p>
          </table:table-cell>
          <table:table-cell office:value-type="string" calcext:value-type="string">
            <text:p>Manaro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Rai Valle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Tinlin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Tira-or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aimate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Blenheim Central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Grovetow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Hawkesbur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06" calcext:value-type="float">
            <text:p>7206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edd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Rai Valley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Havelo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Witherle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Blenheim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Witherle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Renwic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Spring Creek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Tuamarin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Sedd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Waikawa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ping - <text:s/>Marlborough (Picton, Blenheim, Seddon, Ward)</text:p>
          </table:table-cell>
          <table:table-cell office:value-type="float" office:value="7284" calcext:value-type="float">
            <text:p>7284</text:p>
          </table:table-cell>
          <table:table-cell office:value-type="string" calcext:value-type="string">
            <text:p>Whakatahuri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7T18:02:05.735474047</dc:date>
    <meta:editing-duration>PT9M25S</meta:editing-duration>
    <meta:editing-cycles>1</meta:editing-cycles>
    <meta:document-statistic meta:table-count="1" meta:cell-count="10188" meta:object-count="0"/>
    <meta:generator>LibreOffice/6.4.7.2$Linux_X86_64 LibreOffice_project/40$Build-2</meta:generator>
  </office:meta>
</office:document-meta>
</file>